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loext:contextual-spacing="false"/>
    </style:style>
    <style:style style:name="P3" style:family="paragraph" style:parent-style-name="Text_20_body">
      <style:paragraph-properties fo:padding="0cm" fo:border="none"/>
      <style:text-properties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Algoritmos de Busca</text:h>
      <text:section text:style-name="Sect1" text:name="ContentView">
        <text:p text:style-name="Text_20_body"/>
      </text:section>
      <text:section text:style-name="Sect1" text:name="d2l_1_4_410">
        <text:h text:style-name="Heading_20_2" text:outline-level="2">Instructions</text:h>
        <text:section text:style-name="Sect1" text:name="Instructions">
          <text:p text:style-name="Text_20_body">Desenvolver no laboratório o algoritmo “BuscaSequencial” utilizando a linguagem Java. Executar o programa para uma lista com n = 11, 21 e 42 elementos. Para cada lista, x ( o elemento procurado) deve estar na 2ª posição, na posição mediana ( 6, 11 e 21) e para x não existente. Os valores devem ser atribuídos no próprio programa fonte ou lidos uma única vez no início da execução.</text:p>
          <text:p text:style-name="Text_20_body">a) colocar um contador após o enquanto e dentro do teste (se). Ao final de cada execução imprimir o contador. Ao final das execuções, fazer uma tabela e comparar os resultados encontrados.</text:p>
          <text:p text:style-name="Text_20_body">b) no lugar do contador, colocar um delay. Ao iniciar a execução da rotina armazenar o horário do sistema e ao terminar a execução calcular o tempo gasto. Ao final das execuções, fazer uma tabela e comparar os resultados encontrados.</text:p>
          <text:p text:style-name="Text_20_body">c) Repetir o mesmo procedimento para o algoritmo de Busca Binária</text:p>
          <text:p text:style-name="Text_20_body">c) Fazer um documento texto analisando os dados encontrados. Apresentar as tabelas com os dados encontrados. O que você pode concluir observando os dados encontrados nos itens a e b e a teoria apresentada?</text:p>
          <text:p text:style-name="Text_20_body">Você pode usar os comandas abaixo para calcular o tempo de execução de cada trecho de programa:</text:p>
          <text:p text:style-name="P3">long inicio = System.currentTimeMillis();</text:p>
          <text:p text:style-name="P3">// Aqui fica o código que você vai medir o tempo de execução</text:p>
          <text:p text:style-name="P3">long tempoGasto = System.currentTimeMillis() - inicio;</text:p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0:38:01.359969239</meta:creation-date>
    <dc:date>2018-08-28T20:41:50.913998004</dc:date>
    <meta:editing-duration>PT3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29" meta:character-count="1353" meta:non-whitespace-character-count="1135"/>
  </office:meta>
</office:document-meta>
</file>